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2024-02-22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2022-12-12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2021-12-13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2021-02-12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2020-01-06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2018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2017-12-11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2017-09-28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2017-06-16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2017-04-17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2016-09-23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2016-08-08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2016-03-14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2013-04-0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200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200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99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9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8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8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7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78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7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76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7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74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7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73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7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7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70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6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68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6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6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66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6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65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64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6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306107263401</text:p>
          </table:table-cell>
          <table:table-cell office:value-type="string" calcext:value-type="string">
            <text:p>196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